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officeooo:paragraph-rsid="00192445"/>
    </style:style>
    <style:style style:name="P3" style:family="paragraph" style:parent-style-name="Standard">
      <style:text-properties officeooo:paragraph-rsid="001a4f5a"/>
    </style:style>
    <style:style style:name="P4" style:family="paragraph" style:parent-style-name="Standard" style:list-style-name="L1"/>
    <style:style style:name="P5" style:family="paragraph" style:parent-style-name="Standard" style:list-style-name="L2"/>
    <style:style style:name="P6" style:family="paragraph" style:parent-style-name="Standard">
      <style:text-properties officeooo:rsid="00192445" officeooo:paragraph-rsid="00192445"/>
    </style:style>
    <style:style style:name="P7" style:family="paragraph" style:parent-style-name="Standard" style:list-style-name="L3">
      <style:text-properties officeooo:rsid="00192445" officeooo:paragraph-rsid="00192445"/>
    </style:style>
    <style:style style:name="P8" style:family="paragraph" style:parent-style-name="Standard">
      <style:text-properties officeooo:rsid="001a4f5a" officeooo:paragraph-rsid="001a4f5a"/>
    </style:style>
    <style:style style:name="P9" style:family="paragraph" style:parent-style-name="Standard" style:list-style-name="L4">
      <style:text-properties officeooo:rsid="001a4f5a" officeooo:paragraph-rsid="001a4f5a"/>
    </style:style>
    <style:style style:name="P10" style:family="paragraph" style:parent-style-name="Standard" style:list-style-name="L5">
      <style:text-properties officeooo:rsid="001a4f5a" officeooo:paragraph-rsid="001a4f5a"/>
    </style:style>
    <style:style style:name="P11" style:family="paragraph" style:parent-style-name="Standard" style:list-style-name="L6">
      <style:text-properties officeooo:rsid="001b13dc" officeooo:paragraph-rsid="001b13dc"/>
    </style:style>
    <style:style style:name="P12" style:family="paragraph" style:parent-style-name="Standard">
      <style:text-properties officeooo:rsid="001b13dc" officeooo:paragraph-rsid="001b13dc"/>
    </style:style>
    <style:style style:name="P13" style:family="paragraph" style:parent-style-name="Standard">
      <style:text-properties fo:font-weight="bold" officeooo:rsid="00192445" officeooo:paragraph-rsid="00192445" style:font-weight-asian="bold" style:font-weight-complex="bold"/>
    </style:style>
    <style:style style:name="T1" style:family="text">
      <style:text-properties officeooo:rsid="00192445"/>
    </style:style>
    <style:style style:name="T2" style:family="text">
      <style:text-properties officeooo:rsid="001a4f5a"/>
    </style:style>
    <style:style style:name="T3" style:family="text">
      <style:text-properties fo:font-weight="bold" style:font-weight-asian="bold" style:font-weight-complex="bold"/>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uter arithmetic</text:p>
      <text:p text:style-name="Standard"/>
      <text:p text:style-name="Standard">Number representation</text:p>
      <text:p text:style-name="Standard"/>
      <text:p text:style-name="Standard">Fixed point arithmetic</text:p>
      <text:list xml:id="list8534271660824955505" text:style-name="L1">
        <text:list-item>
          <text:p text:style-name="P4">1's complement arithmetic</text:p>
        </text:list-item>
        <text:list-item>
          <text:p text:style-name="P4">2's complement arithmetic</text:p>
          <text:list>
            <text:list-item>
              <text:p text:style-name="P4">Addition &amp; subtraction</text:p>
              <text:list>
                <text:list-item>
                  <text:p text:style-name="P4">Faster addition</text:p>
                </text:list-item>
                <text:list-item>
                  <text:p text:style-name="P4">Overflow</text:p>
                </text:list-item>
                <text:list-item>
                  <text:p text:style-name="P4">Signed</text:p>
                </text:list-item>
              </text:list>
            </text:list-item>
            <text:list-item>
              <text:p text:style-name="P4">Multiplication</text:p>
              <text:list>
                <text:list-item>
                  <text:p text:style-name="P4">Hardware</text:p>
                </text:list-item>
                <text:list-item>
                  <text:p text:style-name="P4">Improved version</text:p>
                </text:list-item>
                <text:list-item>
                  <text:p text:style-name="P4">Fast Hardware</text:p>
                </text:list-item>
                <text:list-item>
                  <text:p text:style-name="P4">Overflow</text:p>
                </text:list-item>
                <text:list-item>
                  <text:p text:style-name="P4">Signed</text:p>
                </text:list-item>
                <text:list-item>
                  <text:p text:style-name="P4">Booths algorithm</text:p>
                </text:list-item>
              </text:list>
            </text:list-item>
            <text:list-item>
              <text:p text:style-name="P4">Division</text:p>
              <text:list>
                <text:list-item>
                  <text:p text:style-name="P4">Signed</text:p>
                </text:list-item>
              </text:list>
            </text:list-item>
          </text:list>
        </text:list-item>
      </text:list>
      <text:p text:style-name="Standard"/>
      <text:p text:style-name="Standard">Floating point arithmetic</text:p>
      <text:list xml:id="list7848754629811248947" text:style-name="L2">
        <text:list-item>
          <text:p text:style-name="P5">Representation</text:p>
        </text:list-item>
        <text:list-item>
          <text:p text:style-name="P5">Addition</text:p>
        </text:list-item>
        <text:list-item>
          <text:p text:style-name="P5">Multiplication</text:p>
        </text:list-item>
      </text:list>
      <text:p text:style-name="Standard"/>
      <text:p text:style-name="Standard"/>
      <text:p text:style-name="P13">Why do computers use base 2 representation and not base 10 representation for storing and operating on numbers?</text:p>
      <text:p text:style-name="P6">Computer hardware uses 2 level of signals, hi and low, which translates easily into a 0 and a 1 in the base 2 decimal system.</text:p>
      <text:p text:style-name="P6"/>
      <text:p text:style-name="P13">Why aren't numbers represented as ASCII atrings instead of as integers?</text:p>
      <text:p text:style-name="P6">More space wastage.</text:p>
      <text:p text:style-name="P6"/>
      <text:p text:style-name="P13">Why is 2's complement representation chosen over 1's complement for negative numbers?</text:p>
      <text:p text:style-name="P6">Calculation of 2's complement for the negative representation of a number r with n digits</text:p>
      <text:p text:style-name="P6">2^n – r</text:p>
      <text:p text:style-name="P6">Calculation fo 1's complement of r</text:p>
      <text:p text:style-name="P6">2^n – r – 1</text:p>
      <text:p text:style-name="P6">2's complement takes lesset operations and is thus faster.</text:p>
      <text:p text:style-name="P6"/>
      <text:p text:style-name="P6">How can overflow be detected for addition and subraction opertaions</text:p>
      <text:list xml:id="list8830671463388879949" text:style-name="L3">
        <text:list-item>
          <text:p text:style-name="P7">When you add two positive numbers and the result is negative</text:p>
        </text:list-item>
        <text:list-item>
          <text:p text:style-name="P7">When you add two negative numbers and the result is positive</text:p>
        </text:list-item>
        <text:list-item>
          <text:p text:style-name="P7">When you subtract s positive and negative number and the result is negative(same as 1)</text:p>
        </text:list-item>
        <text:list-item>
          <text:p text:style-name="P7">When you subract a positive number from a negative number and the rsult is positive(same as 2)</text:p>
        </text:list-item>
      </text:list>
      <text:p text:style-name="P6"/>
      <text:p text:style-name="P6">How can overflow be detected in multiplication algorithm?</text:p>
      <text:p text:style-name="P6"><text:soft-page-break/>The result of multiplications is stored in a register twice as big as the operands themselves, I.w., in 64 bits if operators are 32-bit. Since only the least significant 32 bits are considered as the product, an overflow can be detected if the most significant bit of the 32-bit prodict is different from the bits in the upper 32-bits of the result.</text:p>
      <text:p text:style-name="P6"/>
      <text:p text:style-name="P6">How does dign of the quotient and remainder behave in signed division?</text:p>
      <text:p text:style-name="P6">The sign of the quotient and remainder should be such that the below equation iss satisfied</text:p>
      <text:p text:style-name="P6">Divident = Quotient * divisor + reminder</text:p>
      <text:p text:style-name="P6">This can hbe ensured by negating the quotient when the sign of the divident and divisor differn and by the sign of the remainder always being the same as that of the divident.</text:p>
      <text:p text:style-name="P6"/>
      <text:p text:style-name="P6">What is scientific notations?</text:p>
      <text:p text:style-name="P6">Is a notaion that renders number with single digit to the left of the decimal point.</text:p>
      <text:p text:style-name="P6"/>
      <text:p text:style-name="P6">What is a normalized number?</text:p>
      <text:p text:style-name="P6">A normal number is non-zero number in a floating-point representation which is within the balanced range supported by the given floating-point format.</text:p>
      <text:p text:style-name="P6"/>
      <text:p text:style-name="P6">What is a floating-point number?</text:p>
      <text:p text:style-name="P6">A number represented using an exponent and a mantissa</text:p>
      <text:p text:style-name="P6"><draw:frame draw:style-name="fr1" draw:name="Object1" text:anchor-type="as-char" svg:y="-0.437cm" svg:width="2.658cm" svg:height="0.527cm" draw:z-index="0"><draw:object xlink:href="./Object 1" xlink:type="simple" xlink:show="embed" xlink:actuate="onLoad"/><draw:image xlink:href="./ObjectReplacements/Object 1" xlink:type="simple" xlink:show="embed" xlink:actuate="onLoad"/></draw:frame></text:p>
      <text:p text:style-name="P6">11.1101 is the mantissa/significand</text:p>
      <text:p text:style-name="P6">1101 is th fraction</text:p>
      <text:p text:style-name="P6">1111 is the exponent</text:p>
      <text:p text:style-name="P6"/>
      <text:p text:style-name="P6">What is baised representation?</text:p>
      <text:p text:style-name="P6">In a biased representation, a number is stored/represented by the number plus its bias. Thus the value of the number can be obatained by subtracting the bias from its representational value.</text:p>
      <text:p text:style-name="P6"/>
      <text:p text:style-name="P6">What is the bias used w.r.t. To the biased exponent in IEEE-754</text:p>
      <text:p text:style-name="P6"><draw:frame draw:style-name="fr1" draw:name="Object2" text:anchor-type="as-char" svg:y="-0.437cm" svg:width="1.466cm" svg:height="0.527cm" draw:z-index="1"><draw:object xlink:href="./Object 2" xlink:type="simple" xlink:show="embed" xlink:actuate="onLoad"/><draw:image xlink:href="./ObjectReplacements/Object 2" xlink:type="simple" xlink:show="embed" xlink:actuate="onLoad"/></draw:frame></text:p>
      <text:p text:style-name="P2"><text:span text:style-name="T1">A n-bit code can represent exponents </text:span><text:span text:style-name="T1"><draw:frame draw:style-name="fr1" draw:name="Object3" text:anchor-type="as-char" svg:y="-0.437cm" svg:width="1.79cm" svg:height="0.527cm" draw:z-index="2"><draw:object xlink:href="./Object 3" xlink:type="simple" xlink:show="embed" xlink:actuate="onLoad"/><draw:image xlink:href="./ObjectReplacements/Object 3" xlink:type="simple" xlink:show="embed" xlink:actuate="onLoad"/></draw:frame></text:span><text:span text:style-name="T1"> to </text:span><text:span text:style-name="T1"><draw:frame draw:style-name="fr1" draw:name="Object4" text:anchor-type="as-char" svg:y="-0.437cm" svg:width="0.903cm" svg:height="0.527cm" draw:z-index="3"><draw:object xlink:href="./Object 4" xlink:type="simple" xlink:show="embed" xlink:actuate="onLoad"/><draw:image xlink:href="./ObjectReplacements/Object 4" xlink:type="simple" xlink:show="embed" xlink:actuate="onLoad"/></draw:frame></text:span></text:p>
      <text:p text:style-name="P8">The bias is such that the most negative exponent is represented as zero.</text:p>
      <text:p text:style-name="P8">The imbalance is an extra positive number.</text:p>
      <text:p text:style-name="P8"/>
      <text:p text:style-name="P8">What is floating point overflow?</text:p>
      <text:p text:style-name="P8">A situation where the positive exponent becomes too large to fit in the exponent field.</text:p>
      <text:p text:style-name="P8"/>
      <text:p text:style-name="P8">Floating-point underflow?</text:p>
      <text:p text:style-name="P8">A situation where the negative exponent becomes twoo large to fit in the exponent field.</text:p>
      <text:p text:style-name="P8"/>
      <text:p text:style-name="P8">Whay is the bias not 2^{n-1} only?</text:p>
      <text:p text:style-name="P8">An a^{n-1} bias will be able to represent exponent from -2^{n-1} to 2^{n-1} – 1. For some reasons an extra positive exponent was sought.</text:p>
      <text:p text:style-name="P8"/>
      <text:p text:style-name="P8">What is the difference in the interpretation of denormalized numbers?</text:p>
      <text:p text:style-name="P8">The fractional part is interpreted as 0.bbb... instead of 1.bbb... as for normalized number. This is natural considering denormalized numbers are lesser than normalized numbers.</text:p>
      <text:p text:style-name="P8"/>
      <text:p text:style-name="P8">Why are the boundaries of the exponent 2^n-1} and -2^{n-1} – 1 not used for representing the maximum and minimum of normalized numbers?</text:p>
      <text:p text:style-name="P3"><text:span text:style-name="T2">They are needed to represent infinity and denormalized numbers which are respectively greater then </text:span><text:soft-page-break/><text:span text:style-name="T2">maximum and lesser than minimum of the normalized numbers.</text:span></text:p>
      <text:p text:style-name="P8"/>
      <text:p text:style-name="P8">Division algorithm – 32-bit division</text:p>
      <text:list xml:id="list6688184936170802507" text:style-name="L4">
        <text:list-item>
          <text:p text:style-name="P9">Shift a divisor left by 32 bits. This is done as a preperatory step to</text:p>
          <text:list>
            <text:list-item>
              <text:p text:style-name="P9">Position the divisor below the dividend as in paper and pencil method</text:p>
            </text:list-item>
            <text:list-item>
              <text:p text:style-name="P9">Move this position further right as division progresses an in paper and pencil method.</text:p>
            </text:list-item>
          </text:list>
        </text:list-item>
        <text:list-item>
          <text:p text:style-name="P9">Subtract divisor from dividend</text:p>
        </text:list-item>
        <text:list-item>
          <text:p text:style-name="P9">If remainder &lt; 0, append 0 to the right end of the quotient</text:p>
        </text:list-item>
        <text:list-item>
          <text:p text:style-name="P9">Else append 1 to the right end of the quotient. Dividedn = reminder</text:p>
        </text:list-item>
        <text:list-item>
          <text:p text:style-name="P9">Shift divisor right by 1 bit to align it with the next bit of the divident</text:p>
        </text:list-item>
        <text:list-item>
          <text:p text:style-name="P9">Steps 2-4 are done 32 times so that the divisor runs through the entire dividend.</text:p>
        </text:list-item>
      </text:list>
      <text:p text:style-name="P6"/>
      <text:p text:style-name="P8">Floating point addition algorithm</text:p>
      <text:list xml:id="list1325092631717821350" text:style-name="L5">
        <text:list-item>
          <text:p text:style-name="P10">Compare exponents of the two numbers. Align the fractional part of the two numbers by shifting the fraction of the number with the smaller exponent to the right(and thus also increasing the exponent). Overflow checking need not be done as the increase of the smaller exponent is done to match the bigger, already valid exponent.</text:p>
        </text:list-item>
        <text:list-item>
          <text:p text:style-name="P10">Add the significands. The extra-digits if generated during this intermediatory operation apart from those covered by the guard and round digits will be truncated. The same will happen in the right shifting in the first step.</text:p>
        </text:list-item>
        <text:list-item>
          <text:p text:style-name="P10">Normalize the sum by shifting the fractional part left or right.(and corressponsingly the xponent)</text:p>
        </text:list-item>
        <text:list-item>
          <text:p text:style-name="P10">If underflow or overflow, exception</text:p>
        </text:list-item>
        <text:list-item>
          <text:p text:style-name="P10">Use the guard and round bits to round off.</text:p>
        </text:list-item>
        <text:list-item>
          <text:p text:style-name="P10">If the rounding off results in denormalization go to step 3</text:p>
        </text:list-item>
        <text:list-item>
          <text:p text:style-name="P10">Done</text:p>
        </text:list-item>
      </text:list>
      <text:p text:style-name="P8"/>
      <text:p text:style-name="P8">Floating point multiplication algorithm</text:p>
      <text:list xml:id="list5087518614270355168" text:style-name="L6">
        <text:list-item>
          <text:p text:style-name="P11">Add the baised exponents of the two numbers. Subtract the bias to get the new biased exponents</text:p>
        </text:list-item>
        <text:list-item>
          <text:p text:style-name="P11">Multiply the significands</text:p>
        </text:list-item>
        <text:list-item>
          <text:p text:style-name="P11">Normilize product by shifting exponent</text:p>
        </text:list-item>
        <text:list-item>
          <text:p text:style-name="P11">If overflow or underflow, exception</text:p>
        </text:list-item>
        <text:list-item>
          <text:p text:style-name="P11">Roundoff</text:p>
        </text:list-item>
        <text:list-item>
          <text:p text:style-name="P11">If denormalized goto step 3 </text:p>
        </text:list-item>
        <text:list-item>
          <text:p text:style-name="P11">Done</text:p>
        </text:list-item>
      </text:list>
      <text:p text:style-name="P12"/>
      <text:p text:style-name="P12">IEEE-754 floating point representation – Figure 33</text:p>
      <text:p text:style-name="P12">Representation of special floating-point numbers – Figure 34</text:p>
      <text:p text:style-name="P12">Distribution of 1's and 2's complement numbers with respect to the absolute value of a number. - Figure 32</text:p>
      <text:p text:style-name="P12"/>
      <text:p text:style-name="P12"/>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1-12-15T20:07:44</meta:creation-date>
    <dc:date>2013-04-02T07:22:23.24</dc:date>
    <meta:editing-duration>PT3H7M38S</meta:editing-duration>
    <meta:editing-cycles>20</meta:editing-cycles>
    <meta:generator>LibreOffice/4.0.1.2$Windows_x86 LibreOffice_project/84102822e3d61eb989ddd325abf1ac077904985</meta:generator>
    <meta:document-statistic meta:table-count="0" meta:image-count="0" meta:object-count="4" meta:page-count="3" meta:paragraph-count="98" meta:word-count="996" meta:character-count="5832" meta:non-whitespace-character-count="4965"/>
  </office:meta>
</office:document-meta>
</file>

<file path=Object 1/content.xml><?xml version="1.0" encoding="utf-8"?>
<math xmlns="http://www.w3.org/1998/Math/MathML">
  <semantics>
    <mrow>
      <mrow>
        <mn>11.1101</mn>
        <mo stretchy="false">×</mo>
        <msup>
          <mn>2</mn>
          <mn>1111</mn>
        </msup>
      </mrow>
    </mrow>
    <annotation encoding="StarMath 5.0">11.1101 times 2^1111</annotation>
  </semantics>
</math>
</file>

<file path=Object 2/content.xml><?xml version="1.0" encoding="utf-8"?>
<math xmlns="http://www.w3.org/1998/Math/MathML">
  <semantics>
    <mrow>
      <mrow>
        <msup>
          <mn>2</mn>
          <mrow>
            <mrow>
              <mi>n</mi>
              <mo stretchy="false">−</mo>
              <mn>1</mn>
            </mrow>
          </mrow>
        </msup>
        <mo stretchy="false">−</mo>
        <mn>1</mn>
      </mrow>
    </mrow>
    <annotation encoding="StarMath 5.0">2^{n-1} - 1</annotation>
  </semantics>
</math>
</file>

<file path=Object 3/content.xml><?xml version="1.0" encoding="utf-8"?>
<math xmlns="http://www.w3.org/1998/Math/MathML">
  <semantics>
    <mrow>
      <mrow>
        <mo stretchy="false">−</mo>
        <msup>
          <mn>2</mn>
          <mrow>
            <mrow>
              <mi>n</mi>
              <mo stretchy="false">−</mo>
              <mn>1</mn>
            </mrow>
          </mrow>
        </msup>
      </mrow>
      <mi>–</mi>
      <mn>1</mn>
    </mrow>
    <annotation encoding="StarMath 5.0">-2^{n-1} – 1</annotation>
  </semantics>
</math>
</file>

<file path=Object 4/content.xml><?xml version="1.0" encoding="utf-8"?>
<math xmlns="http://www.w3.org/1998/Math/MathML">
  <semantics>
    <mrow>
      <msup>
        <mn>2</mn>
        <mrow>
          <mrow>
            <mi>n</mi>
            <mo stretchy="false">−</mo>
            <mn>1</mn>
          </mrow>
        </mrow>
      </msup>
    </mrow>
    <annotation encoding="StarMath 5.0">2^{n-1}</annotation>
  </semantics>
</math>
</file>